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F0" style:family="paragraph">
      <style:paragraph-properties fo:break-before="page" style:page-number="0"/>
    </style:style>
    <style:style style:name="T2" style:parent-style-name="DefaultParagraphFont" style:family="text">
      <style:text-properties fo:color="#44546A"/>
    </style:style>
    <style:style style:name="P3" style:parent-style-name="Normal" style:family="paragraph">
      <style:paragraph-properties fo:text-align="center" fo:margin-top="0.1666in"/>
    </style:style>
    <style:style style:name="T4" style:parent-style-name="DefaultParagraphFont" style:family="text">
      <style:text-properties fo:color="#FFFFFF"/>
    </style:style>
    <style:style style:name="P5" style:parent-style-name="Normal" style:family="paragraph">
      <style:paragraph-properties fo:line-height="100%"/>
    </style:style>
    <style:style style:name="T6" style:parent-style-name="DefaultParagraphFont" style:family="text">
      <style:text-properties style:font-name="Calibri Light" style:font-name-asian="Times New Roman" style:font-name-complex="Times New Roman" fo:color="#4472C4" fo:font-size="36pt" style:font-size-asian="36pt" style:font-size-complex="36pt"/>
    </style:style>
    <style:style style:name="T7" style:parent-style-name="DefaultParagraphFont" style:family="text">
      <style:text-properties style:font-name="Calibri Light" style:font-name-asian="Times New Roman" style:font-name-complex="Times New Roman" fo:color="#44546A" fo:font-size="16pt" style:font-size-asian="16pt" style:font-size-complex="16pt"/>
    </style:style>
    <style:style style:name="P8" style:parent-style-name="Title" style:family="paragraph">
      <style:paragraph-properties fo:break-before="page"/>
    </style:style>
    <style:style style:name="P9" style:parent-style-name="Heading1" style:family="paragraph">
      <style:text-properties style:use-window-font-color="true"/>
    </style:style>
    <style:style style:name="P10" style:parent-style-name="Heading2" style:family="paragraph">
      <style:text-properties style:use-window-font-color="true"/>
    </style:style>
    <style:style style:name="P11" style:parent-style-name="Heading2" style:family="paragraph">
      <style:text-properties style:use-window-font-color="true"/>
    </style:style>
    <style:style style:name="P12" style:parent-style-name="Normal" style:family="paragraph">
      <style:paragraph-properties fo:margin-left="0.5in">
        <style:tab-stops/>
      </style:paragraph-properties>
    </style:style>
    <style:style style:name="P13" style:parent-style-name="Normal" style:family="paragraph">
      <style:paragraph-properties fo:margin-left="0.5in">
        <style:tab-stops/>
      </style:paragraph-properties>
    </style:style>
    <style:style style:name="P14" style:parent-style-name="Normal" style:family="paragraph">
      <style:paragraph-properties fo:margin-left="0.5in">
        <style:tab-stops/>
      </style:paragraph-properties>
    </style:style>
    <style:style style:name="P15" style:parent-style-name="Normal" style:family="paragraph">
      <style:paragraph-properties fo:margin-left="0.5in">
        <style:tab-stops/>
      </style:paragraph-properties>
    </style:style>
    <style:style style:name="P16" style:parent-style-name="Heading2" style:family="paragraph">
      <style:text-properties style:use-window-font-color="true"/>
    </style:style>
    <style:style style:name="P17" style:parent-style-name="Heading3" style:family="paragraph">
      <style:text-properties style:use-window-font-color="true"/>
    </style:style>
    <style:style style:name="P18" style:parent-style-name="Heading3" style:family="paragraph">
      <style:text-properties style:use-window-font-color="true"/>
    </style:style>
    <style:style style:name="P19" style:parent-style-name="Normal" style:family="paragraph">
      <style:paragraph-properties fo:margin-left="0.5in">
        <style:tab-stops/>
      </style:paragraph-properties>
    </style:style>
    <style:style style:family="graphic" style:name="a6" style:parent-style-name="Graphics">
      <style:graphic-properties fo:wrap-option="wrap" fo:border="0.00694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0694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draw:frame draw:z-index="251664384" draw:id="id0" draw:style-name="a0" draw:name="Text Box 465" text:anchor-type="paragraph" svg:x="3.76181in" svg:y="7.71736in" svg:width="2.97639in" svg:height="0.29375in" style:rel-width="scale" style:rel-height="scale"><draw:text-box><text:p text:style-name="NoSpacing"><text:span text:style-name="T2">Jessica Fealy</text:span></text:p></draw:text-box><svg:title/><svg:desc/></draw:frame><draw:custom-shape svg:x="0in" svg:y="0in" svg:width="8.075in" svg:height="10.45in" draw:z-index="251663360" draw:id="id1" draw:style-name="a2" draw:name="Rectangle 466"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0288" draw:id="id2" draw:style-name="a3" draw:name="Rectangle 467" text:anchor-type="paragraph"><svg:title/><svg:desc/><text:p text:style-name="P3"><text:span text:style-name="T4">[Draw your reader in with an engaging abstract. It is typically a short summary of the document. When you’re ready to add your content, just click here and start typing.]</text:span></text:p><draw:enhanced-geometry draw:type="non-primitive" svg:viewBox="0 0 21600 21600" draw:enhanced-path="M 0 0 L 21600 0 21600 21600 0 21600 Z N"/></draw:custom-shape><draw:custom-shape svg:x="3.63819in" svg:y="0.29236in" svg:width="3.30694in" svg:height="8.18542in" draw:z-index="251659264" draw:id="id3" draw:style-name="a4" draw:name="Rectangle 468" text:anchor-type="paragraph"><svg:title/><svg:desc/><draw:enhanced-geometry draw:type="non-primitive" svg:viewBox="0 0 21600 21600" draw:enhanced-path="M 0 0 L 21600 0 21600 21600 0 21600 Z N"/></draw:custom-shape><draw:custom-shape svg:x="3.76181in" svg:y="8.06806in" svg:width="3.05903in" svg:height="0.12986in" draw:z-index="251662336" draw:id="id4" draw:style-name="a5" draw:name="Rectangle 469" text:anchor-type="paragraph"><svg:title/><svg:desc/><draw:enhanced-geometry draw:type="non-primitive" svg:viewBox="0 0 21600 21600" draw:enhanced-path="M 0 0 L 21600 0 21600 21600 0 21600 Z N"/></draw:custom-shape><draw:frame draw:z-index="251661312" draw:id="id5" draw:style-name="a6" draw:name="Text Box 470" text:anchor-type="paragraph" svg:x="3.76181in" svg:y="4.09236in" svg:width="2.97639in" svg:height="1.84236in" style:rel-width="scale" style:rel-height="scale"><draw:text-box><text:p text:style-name="P5"><text:span text:style-name="T6">C# Secure Chat Server<text:s/></text:span></text:p><text:p text:style-name="Normal"><text:span text:style-name="T7">[Document subtitle]</text:span></text:p></draw:text-box><svg:title/><svg:desc/></draw:frame></text:p>
      <text:p text:style-name="P8"/>
      <text:soft-page-break/>
      <text:h text:style-name="P9" text:outline-level="1">1 Introduction</text:h>
      <text:list text:style-name="LFO4" text:continue-numbering="true">
        <text:list-item>
          <text:list>
            <text:list-item>
              <text:p text:style-name="P10">Aim</text:p>
            </text:list-item>
          </text:list>
        </text:list-item>
      </text:list>
      <text:p text:style-name="Normal">The aim of this dissertation is to research, design, and developed a C# chat server using secure programming principles that utilises industry standard libraries, encryption methodologies, and other pre-existing technologies.<text:s/></text:p>
      <text:h text:style-name="P11" text:outline-level="2">1.2 Objectives<text:s/></text:h>
      <text:p text:style-name="P12">1. To research various threats that a chat server, and other servers face<text:s/>daily<text:s/>to gain a complete understanding of the various methods and attack vectors that a malicious actor may take<text:s/>to<text:s/>breach server security.<text:s/></text:p>
      <text:p text:style-name="P13">2. To research encryption methodologies used in industry for message transmission and user data storage, this research will allow me to implement features to better secure data that is being sent to, sent from, and saved<text:s/>on<text:s/>the server.<text:s/></text:p>
      <text:p text:style-name="P14">3. To research pre-existing security technologies, protocols, and libraries that are either standard practice in industry, or are commonly used in industry. Doing this research will allow me to ensure that that final project better lies with what is standard, and to ensure that I am<text:s/>using libraries that will better help the overall security.<text:s/></text:p>
      <text:p text:style-name="P15">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h text:style-name="P16" text:outline-level="2">1.3 Project Delivery</text:h>
      <text:h text:style-name="P17" text:outline-level="3">1.3.1 Required Outcome</text:h>
      <text:h text:style-name="P18" text:outline-level="3">1.3.2 Desired Outcome<text:s/></text:h>
      <text:p text:style-name="Normal"/>
      <text:p text:style-name="P19"><text:s/></text:p>
      <text:p text:style-name="Normal">Chat servers have existed since before the creation of the internet as we know it, with the Talkomatic chat server coming into existence during the early 1970’s. Talkomatic was born was serious limitations due to the limited technology of the time, such limitations were bound the lack of security due to messages being send via a “ notes “ file which any person had assess too and with there being no possibility of validation<text:s/>of which party had sent the message.<text:s/></text:p>
      <text:p text:style-name="Normal">Since the days of Talkomatic internet security and other related technologies have massively progressed to the point where user can be certain that the messages they send are only being necessary recipient. Modern day examples of chat servers would be Facebook owned WhatsApp application.<text:s/>WhatsApp is large competitor in the secure messenger industry, with WhatApp implemented features such as end-to-end encryption to ensure that messages cannot be read during transit.<text:s/></text:p>
      <text:p text:style-name="Normal">This dissertation aims to investigate the threats that chat servers face, how to best secure a chat server against these threats, to investigate already publicly available libraries that are already standard in industry, and ultimately to implement the researched knowledge into a secure chat server<text:s/>using C#.<text:s/></text:p>
      <text:p text:style-name="Normal"/>
      <text:p text:style-name="Normal"/>
      <text:p text:style-name="Normal"/>
      <text:p text:style-name="Normal"><text:s/></text:p>
      <text:h text:style-name="Heading1" text:outline-level="1">Aims and Objectives<text:s/></text:h>
      <text:h text:style-name="Heading1" text:outline-level="1">Background Research<text:s/></text:h>
      <text:h text:style-name="Heading2" text:outline-level="2">Threats posed to a server<text:s/></text:h>
      <text:p text:style-name="Normal"/>
      <text:h text:style-name="Heading2" text:outline-level="2">Server Security</text:h>
      <text:p text:style-name="Normal">Blah blah blah <text:s/></text:p>
      <text:h text:style-name="Heading2" text:outline-level="2">Encryption<text:s/></text:h>
      <text:p text:style-name="Normal">Encryption is fundamentally needed to ensure that a server and the data contained on the server are kept secure.<text:s/></text:p>
      <text:h text:style-name="Heading2" text:outline-level="2">Libraries available<text: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0" draw:start-color="#dae3f3" draw:end-color="#8faadc" draw:start-intensity="100%" draw:end-intensity="100%"/>
  </office:styles>
  <office:automatic-styles>
    <text:list-style style:name="LFO1">
      <text:list-level-style-number text:level="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1-10-15T20:53:00Z</meta:creation-date>
    <dc:date>2021-10-15T22:20:00Z</dc:date>
    <meta:template xlink:href="Normal" xlink:type="simple"/>
    <meta:editing-cycles>1</meta:editing-cycles>
    <meta:editing-duration>PT4680S</meta:editing-duration>
    <meta:document-statistic meta:page-count="3" meta:paragraph-count="5" meta:word-count="439" meta:character-count="2937" meta:row-count="20" meta:non-whitespace-character-count="2503"/>
  </office:meta>
</office:document-meta>
</file>